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nversion</text:p>
          </table:table-cell>
          <table:table-cell table:formula="of:=[.C6]/([.B5]-[.B4])" office:value-type="float" office:value="0.0211059518784297" calcext:value-type="float">
            <text:p>0.0211059518784297</text:p>
          </table:table-cell>
          <table:table-cell office:value-type="string" calcext:value-type="string">
            <text:p>mm/px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4861" calcext:value-type="float">
            <text:p>4861</text:p>
          </table:table-cell>
          <table:table-cell/>
        </table:table-row>
        <table:table-row table:style-name="ro1">
          <table:table-cell office:value-type="string" calcext:value-type="string">
            <text:p>Distance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rive h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2362" calcext:value-type="float">
            <text:p>2362</text:p>
          </table:table-cell>
          <table:table-cell table:formula="of:=[.B9]*[.$B$1]" office:value-type="float" office:value="49.852258336851" calcext:value-type="float">
            <text:p>49.852258336851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3710" calcext:value-type="float">
            <text:p>3710</text:p>
          </table:table-cell>
          <table:table-cell table:formula="of:=[.B10]*[.$B$1]" office:value-type="float" office:value="78.3030814689742" calcext:value-type="float">
            <text:p>78.3030814689742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2299" calcext:value-type="float">
            <text:p>2299</text:p>
          </table:table-cell>
          <table:table-cell table:formula="of:=[.B11]*[.$B$1]" office:value-type="float" office:value="48.5225833685099" calcext:value-type="float">
            <text:p>48.5225833685099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3651" calcext:value-type="float">
            <text:p>3651</text:p>
          </table:table-cell>
          <table:table-cell table:formula="of:=[.B12]*[.$B$1]" office:value-type="float" office:value="77.0578303081469" calcext:value-type="float">
            <text:p>77.0578303081469</text:p>
          </table:table-cell>
        </table:table-row>
        <table:table-row table:style-name="ro1">
          <table:table-cell office:value-type="string" calcext:value-type="string">
            <text:p>Center X</text:p>
          </table:table-cell>
          <table:table-cell table:formula="of:=([.B10]+[.B9])/2" office:value-type="float" office:value="3036" calcext:value-type="float">
            <text:p>3036</text:p>
          </table:table-cell>
          <table:table-cell table:formula="of:=[.B13]*[.$B$1]" office:value-type="float" office:value="64.0776699029126" calcext:value-type="float">
            <text:p>64.0776699029126</text:p>
          </table:table-cell>
        </table:table-row>
        <table:table-row table:style-name="ro1">
          <table:table-cell office:value-type="string" calcext:value-type="string">
            <text:p>Center Y</text:p>
          </table:table-cell>
          <table:table-cell table:formula="of:=([.B12]+[.B11])/2" office:value-type="float" office:value="2975" calcext:value-type="float">
            <text:p>2975</text:p>
          </table:table-cell>
          <table:table-cell table:formula="of:=[.B14]*[.$B$1]" office:value-type="float" office:value="62.7902068383284" calcext:value-type="float">
            <text:p>62.7902068383284</text:p>
          </table:table-cell>
        </table:table-row>
        <table:table-row table:style-name="ro1">
          <table:table-cell office:value-type="string" calcext:value-type="string">
            <text:p>Diameter X</text:p>
          </table:table-cell>
          <table:table-cell table:formula="of:=[.B10]-[.B9]" office:value-type="float" office:value="1348" calcext:value-type="float">
            <text:p>1348</text:p>
          </table:table-cell>
          <table:table-cell table:formula="of:=[.B15]*[.$B$1]" office:value-type="float" office:value="28.4508231321233" calcext:value-type="float">
            <text:p>28.4508231321233</text:p>
          </table:table-cell>
        </table:table-row>
        <table:table-row table:style-name="ro1">
          <table:table-cell office:value-type="string" calcext:value-type="string">
            <text:p>Diameter Y</text:p>
          </table:table-cell>
          <table:table-cell table:formula="of:=[.B12]-[.B11]" office:value-type="float" office:value="1352" calcext:value-type="float">
            <text:p>1352</text:p>
          </table:table-cell>
          <table:table-cell table:formula="of:=[.B16]*[.$B$1]" office:value-type="float" office:value="28.535246939637" calcext:value-type="float">
            <text:p>28.535246939637</text:p>
          </table:table-cell>
        </table:table-row>
        <table:table-row table:style-name="ro1">
          <table:table-cell office:value-type="string" calcext:value-type="string">
            <text:p>Diameter avg</text:p>
          </table:table-cell>
          <table:table-cell table:formula="of:=([.B16]+[.B15])/2" office:value-type="float" office:value="1350" calcext:value-type="float">
            <text:p>1350</text:p>
          </table:table-cell>
          <table:table-cell table:formula="of:=[.B17]*[.$B$1]" office:value-type="float" office:value="28.4930350358801" calcext:value-type="float">
            <text:p>28.49303503588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dex h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775" calcext:value-type="float">
            <text:p>1775</text:p>
          </table:table-cell>
          <table:table-cell table:formula="of:=[.B20]*[.$B$1]" office:value-type="float" office:value="37.4630645842127" calcext:value-type="float">
            <text:p>37.4630645842127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896" calcext:value-type="float">
            <text:p>1896</text:p>
          </table:table-cell>
          <table:table-cell table:formula="of:=[.B21]*[.$B$1]" office:value-type="float" office:value="40.0168847615027" calcext:value-type="float">
            <text:p>40.0168847615027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2912" calcext:value-type="float">
            <text:p>2912</text:p>
          </table:table-cell>
          <table:table-cell table:formula="of:=[.B22]*[.$B$1]" office:value-type="float" office:value="61.4605318699873" calcext:value-type="float">
            <text:p>61.4605318699873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3035" calcext:value-type="float">
            <text:p>3035</text:p>
          </table:table-cell>
          <table:table-cell table:formula="of:=[.B23]*[.$B$1]" office:value-type="float" office:value="64.0565639510342" calcext:value-type="float">
            <text:p>64.0565639510342</text:p>
          </table:table-cell>
        </table:table-row>
        <table:table-row table:style-name="ro1">
          <table:table-cell office:value-type="string" calcext:value-type="string">
            <text:p>Center X</text:p>
          </table:table-cell>
          <table:table-cell table:formula="of:=([.B21]+[.B20])/2" office:value-type="float" office:value="1835.5" calcext:value-type="float">
            <text:p>1835.5</text:p>
          </table:table-cell>
          <table:table-cell table:formula="of:=[.B24]*[.$B$1]" office:value-type="float" office:value="38.7399746728577" calcext:value-type="float">
            <text:p>38.7399746728577</text:p>
          </table:table-cell>
        </table:table-row>
        <table:table-row table:style-name="ro1">
          <table:table-cell office:value-type="string" calcext:value-type="string">
            <text:p>Center Y</text:p>
          </table:table-cell>
          <table:table-cell table:formula="of:=([.B23]+[.B22])/2" office:value-type="float" office:value="2973.5" calcext:value-type="float">
            <text:p>2973.5</text:p>
          </table:table-cell>
          <table:table-cell table:formula="of:=[.B25]*[.$B$1]" office:value-type="float" office:value="62.7585479105108" calcext:value-type="float">
            <text:p>62.7585479105108</text:p>
          </table:table-cell>
        </table:table-row>
        <table:table-row table:style-name="ro1">
          <table:table-cell office:value-type="string" calcext:value-type="string">
            <text:p>Diameter X</text:p>
          </table:table-cell>
          <table:table-cell table:formula="of:=[.B21]-[.B20]" office:value-type="float" office:value="121" calcext:value-type="float">
            <text:p>121</text:p>
          </table:table-cell>
          <table:table-cell table:formula="of:=[.B26]*[.$B$1]" office:value-type="float" office:value="2.55382017729" calcext:value-type="float">
            <text:p>2.55382017729</text:p>
          </table:table-cell>
        </table:table-row>
        <table:table-row table:style-name="ro1">
          <table:table-cell office:value-type="string" calcext:value-type="string">
            <text:p>Diameter Y</text:p>
          </table:table-cell>
          <table:table-cell table:formula="of:=[.B23]-[.B22]" office:value-type="float" office:value="123" calcext:value-type="float">
            <text:p>123</text:p>
          </table:table-cell>
          <table:table-cell table:formula="of:=[.B27]*[.$B$1]" office:value-type="float" office:value="2.59603208104686" calcext:value-type="float">
            <text:p>2.59603208104686</text:p>
          </table:table-cell>
        </table:table-row>
        <table:table-row table:style-name="ro1">
          <table:table-cell office:value-type="string" calcext:value-type="string">
            <text:p>Diameter avg</text:p>
          </table:table-cell>
          <table:table-cell table:formula="of:=([.B27]+[.B26])/2" office:value-type="float" office:value="122" calcext:value-type="float">
            <text:p>122</text:p>
          </table:table-cell>
          <table:table-cell table:formula="of:=[.B28]*[.$B$1]" office:value-type="float" office:value="2.57492612916843" calcext:value-type="float">
            <text:p>2.57492612916843</text:p>
          </table:table-cell>
        </table:table-row>
        <table:table-row table:style-name="ro1">
          <table:table-cell office:value-type="string" calcext:value-type="string">
            <text:p>Center dist. X</text:p>
          </table:table-cell>
          <table:table-cell table:formula="of:=[.B13]-[.B24]" office:value-type="float" office:value="1200.5" calcext:value-type="float">
            <text:p>1200.5</text:p>
          </table:table-cell>
          <table:table-cell table:formula="of:=[.B29]*[.$B$1]" office:value-type="float" office:value="25.3376952300549" calcext:value-type="float">
            <text:p>25.3376952300549</text:p>
          </table:table-cell>
        </table:table-row>
        <table:table-row table:style-name="ro1">
          <table:table-cell office:value-type="string" calcext:value-type="string">
            <text:p>Center dist. Y</text:p>
          </table:table-cell>
          <table:table-cell table:formula="of:=[.B14]-[.B25]" office:value-type="float" office:value="1.5" calcext:value-type="float">
            <text:p>1.5</text:p>
          </table:table-cell>
          <table:table-cell table:formula="of:=[.B30]*[.$B$1]" office:value-type="float" office:value="0.0316589278176446" calcext:value-type="float">
            <text:p>0.0316589278176446</text:p>
          </table:table-cell>
        </table:table-row>
        <table:table-row table:style-name="ro1">
          <table:table-cell office:value-type="string" calcext:value-type="string">
            <text:p>Center dist.</text:p>
          </table:table-cell>
          <table:table-cell table:formula="of:=([.B29]^2+[.B30]^2)^0.5" office:value-type="float" office:value="1200.50093710917" calcext:value-type="float">
            <text:p>1200.50093710917</text:p>
          </table:table-cell>
          <table:table-cell table:formula="of:=[.B31]*[.$B$1]" office:value-type="float" office:value="25.337715008636" calcext:value-type="float">
            <text:p>25.3377150086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4T12:42:27.403000000</meta:creation-date>
    <dc:date>2022-06-04T13:54:38.284000000</dc:date>
    <meta:editing-duration>PT1H1M59S</meta:editing-duration>
    <meta:editing-cycles>4</meta:editing-cycles>
    <meta:generator>LibreOffice/7.2.1.2$Windows_X86_64 LibreOffice_project/87b77fad49947c1441b67c559c339af8f3517e22</meta:generator>
    <meta:document-statistic meta:table-count="1" meta:cell-count="77" meta:object-count="0"/>
  </office:meta>
</office:document-meta>
</file>